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94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textarea-vertical-align="top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draw:auto-grow-height="true" fo:min-height="13.86cm"/>
    </style:style>
    <style:style style:name="P1" style:family="paragraph">
      <style:paragraph-properties fo:text-align="start" style:text-autospace="none"/>
      <style:text-properties fo:font-family="'DejaVu Sans Mono'" style:font-family-generic="swiss" style:font-pitch="fixed" fo:font-size="10.5pt" style:text-underline-style="none" style:font-size-asian="10.5pt" style:font-size-complex="10.5pt"/>
    </style:style>
    <style:style style:name="P2" style:family="paragraph">
      <style:paragraph-properties fo:text-align="start" style:text-autospace="none"/>
      <style:text-properties fo:font-family="'DejaVu Sans Mono'" style:font-family-generic="swiss" style:font-pitch="fixed" fo:font-size="10.5pt" style:text-underline-style="none" style:font-size-asian="10.5pt" style:font-size-complex="10.5pt"/>
    </style:style>
    <style:style style:name="P3" style:family="paragraph">
      <style:text-properties fo:font-size="20pt"/>
    </style:style>
    <style:style style:name="P4" style:family="paragraph">
      <style:paragraph-properties fo:text-align="start" style:text-autospace="none"/>
    </style:style>
    <style:style style:name="P5" style:family="paragraph">
      <style:paragraph-properties fo:text-align="start" style:text-autospace="none"/>
      <style:text-properties fo:font-size="10.5pt" fo:font-weight="normal" style:font-size-asian="10.5pt" style:font-weight-asian="normal" style:font-size-complex="10.5pt" style:font-weight-complex="normal"/>
    </style:style>
    <style:style style:name="P6" style:family="paragraph">
      <style:paragraph-properties fo:text-align="start" style:text-autospace="none"/>
      <style:text-properties fo:font-family="'DejaVu Sans Mono'" style:font-family-generic="swiss" style:font-pitch="fixed" fo:font-size="10.5pt" style:text-underline-style="none" fo:font-weight="normal" style:font-size-asian="10.5pt" style:font-weight-asian="normal" style:font-size-complex="10.5pt" style:font-weight-complex="normal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family="'DejaVu Sans Mono'" style:font-family-generic="swiss" style:font-pitch="fixed"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fo:font-family="'DejaVu Sans Mono'" style:font-family-generic="swiss" style:font-pitch="fixed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family="'DejaVu Sans Mono'" style:font-family-generic="swiss" style:font-pitch="fixed" fo:font-size="10.5pt" style:text-underline-style="none" style:font-size-asian="10.5pt" style:font-size-complex="10.5pt"/>
    </style:style>
    <style:style style:name="T5" style:family="text">
      <style:text-properties fo:color="#000000" fo:font-family="'DejaVu Sans Mono'" style:font-family-generic="swiss" style:font-pitch="fixed" fo:font-size="10.5pt" style:text-underline-style="none" style:font-family-asian="Monospace" style:font-pitch-asian="fixed" style:font-size-asian="10.5pt" style:font-family-complex="Monospace" style:font-pitch-complex="fixed" style:font-size-complex="10.5pt"/>
    </style:style>
    <style:style style:name="T6" style:family="text">
      <style:text-properties fo:font-family="'DejaVu Sans Mono'" style:font-family-generic="swiss" style:font-pitch="fixed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family="'DejaVu Sans Mono'" style:font-family-generic="swiss" style:font-pitch="fixed" fo:font-size="10.5pt" style:text-underline-style="none" style:font-size-asian="10.5pt" style:font-size-complex="10.5pt"/>
    </style:style>
    <style:style style:name="T8" style:family="text">
      <style:text-properties fo:font-family="'DejaVu Sans Mono'" style:font-family-generic="swiss" style:font-pitch="fixed" fo:font-size="10.5pt" style:text-underline-style="none" fo:font-weight="normal" style:font-size-asian="10.5pt" style:font-weight-asian="normal" style:font-size-complex="10.5pt" style:font-weight-complex="normal"/>
    </style:style>
    <style:style style:name="T9" style:family="text">
      <style:text-properties fo:font-family="'DejaVu Sans Mono'" style:font-family-generic="swiss" style:font-pitch="fixed" fo:font-size="10.5pt" style:text-underline-style="none" fo:font-weight="normal" style:font-size-asian="10.5pt" style:font-weight-asian="normal" style:font-size-complex="10.5pt" style:font-weight-complex="normal"/>
    </style:style>
    <style:style style:name="T10" style:family="text">
      <style:text-properties fo:font-family="'DejaVu Sans Mono'" style:font-family-generic="swiss" style:font-pitch="fixed" fo:font-size="10.5pt" style:text-underline-style="none" fo:font-weight="bold" style:font-size-asian="10.5pt" style:font-weight-asian="bold" style:font-size-complex="10.5pt" style:font-weight-complex="bold"/>
    </style:style>
    <style:style style:name="T11" style:family="text">
      <style:text-properties fo:font-family="'DejaVu Sans Mono'" style:font-family-generic="swiss" style:font-pitch="fixed"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tect-md.sh<text:line-break/><text:span text:style-name="T1">(motion pre-processing only)</text:span></text:p>
          </draw:text-box>
        </draw:frame>
        <draw:frame presentation:style-name="pr2" draw:text-style-name="P1" draw:layer="layout" svg:width="25.199cm" svg:height="13.609cm" svg:x="1.471cm" svg:y="4.806cm" presentation:class="subtitle" presentation:user-transformed="true">
          <draw:text-box>
            <text:p text:style-name="P1"><text:span text:style-name="T2">Pipeline detect-md.sh:</text:span></text:p>
            <text:p text:style-name="P1"><text:span text:style-name="T2"/></text:p>
            <text:p text:style-name="P1"><text:span text:style-name="T3">Open file (filesrc) at location and decode (decodebin) into a splitter (t):</text:span></text:p>
            <text:p text:style-name="P1"><text:span text:style-name="T4"/></text:p>
            <text:p text:style-name="P1"><text:span text:style-name="T4"><text:s text:c="4"/></text:span><text:span text:style-name="T4">$prefix $</text:span><text:span text:style-name="T5">args</text:span><text:span text:style-name="T4"> </text:span><text:span text:style-name="T5">gst</text:span><text:span text:style-name="T4">-launch$version $</text:span><text:span text:style-name="T5">gstargs</text:span><text:span text:style-name="T4"> </text:span><text:span text:style-name="T5">filesrc</text:span><text:span text:style-name="T4"> location=$video ! </text:span><text:span text:style-name="T5">decodebin</text:span><text:span text:style-name="T4"> ! </text:span><text:span text:style-name="T5">tee</text:span><text:span text:style-name="T4"> name=t ! queue ! \</text:span></text:p>
            <text:p text:style-name="P1"><text:span text:style-name="T4"/></text:p>
            <text:p text:style-name="P2"><text:span text:style-name="T6">Convert colorspace and to IplImage, and pass into the Motion Detector (mpf-ipl-md) with parameters:</text:span></text:p>
            <text:p text:style-name="P2"><text:span text:style-name="T7"/></text:p>
            <text:p text:style-name="P1"><text:span text:style-name="T4"><text:s text:c="4"/></text:span><text:span text:style-name="T5">ffmpegcolorspace</text:span><text:span text:style-name="T4"> ! </text:span><text:span text:style-name="T5">toiplimage</text:span><text:span text:style-name="T4"> ! queue ! </text:span><text:span text:style-name="T5">mpf</text:span><text:span text:style-name="T4">-</text:span><text:span text:style-name="T5">ipl</text:span><text:span text:style-name="T4">-</text:span><text:span text:style-name="T5">md</text:span><text:span text:style-name="T4"> name=</text:span><text:span text:style-name="T5">md</text:span><text:span text:style-name="T4"> </text:span><text:span text:style-name="T5">loglevel</text:span><text:span text:style-name="T4">=1 draw-all=$draw_all alpha=$alpha</text:span><text:span text:style-name="T4"><text:line-break/></text:span><text:span text:style-name="T4"> <text:s text:c="7"/>median=$median visualization=$visualization picture-threshold=$picture_threshold momentum-</text:span><text:span text:style-name="T4"><text:tab/></text:span><text:span text:style-name="T4"><text:tab/></text:span><text:span text:style-name="T4"><text:tab/></text:span><text:span text:style-name="T4"> <text:s/></text:span></text:p>
            <text:p text:style-name="P1"><text:span text:style-name="T4"><text:s text:c="8"/></text:span><text:span text:style-name="T4">threshold=$momentum_threshold \</text:span></text:p>
            <text:p text:style-name="P1"><text:span text:style-name="T4"/></text:p>
            <text:p text:style-name="P1"><text:span text:style-name="T2">Discard motion detector output (fakesink):</text:span></text:p>
            <text:p text:style-name="P1"><text:span text:style-name="T4"/></text:p>
            <text:p text:style-name="P1"><text:span text:style-name="T4"><text:s text:c="4"/></text:span><text:span text:style-name="T4">md.output ! queue ! </text:span><text:span text:style-name="T5">fakesink</text:span><text:span text:style-name="T4"> </text:span><text:span text:style-name="T5">async</text:span><text:span text:style-name="T4">=false sync=false \</text:span></text:p>
            <text:p text:style-name="P1"><text:span text:style-name="T4"/></text:p>
            <text:p text:style-name="P1"><text:span text:style-name="T2">Capture motion detector metadata into a “.n3” file in the “sc” subdirectory, named after the video ($basename.md.seg.n3):</text:span></text:p>
            <text:p text:style-name="P1"><text:span text:style-name="T4"/></text:p>
            <text:p text:style-name="P1"><text:span text:style-name="T4"/></text:p>
            <text:p text:style-name="P1"><text:span text:style-name="T4"><text:s text:c="4"/></text:span><text:span text:style-name="T4">md.interest ! queue ! </text:span><text:span text:style-name="T5">mpf</text:span><text:span text:style-name="T4">-</text:span><text:span text:style-name="T5">loi</text:span><text:span text:style-name="T4">-</text:span><text:span text:style-name="T5">sus</text:span><text:span text:style-name="T4"> threshold=1 sustain=120 ! </text:span><text:span text:style-name="T5">mpf</text:span><text:span text:style-name="T4">-shift shift=4 ! </text:span><text:span text:style-name="T5">mpf</text:span><text:span text:style-name="T4">-</text:span><text:span text:style-name="T5">loi</text:span><text:span text:style-name="T4">-</text:span><text:span text:style-name="T5">seg</text:span><text:span text:style-name="T4"> threshold=1 </text:span><text:span text:style-name="T4"><text:tab/></text:span><text:span text:style-name="T4"><text:tab/></text:span><text:span text:style-name="T4"> <text:s/></text:span><text:span text:style-name="T5">loglevel</text:span><text:span text:style-name="T4">=0 ! </text:span><text:span text:style-name="T5">mpf</text:span><text:span text:style-name="T4">-</text:span><text:span text:style-name="T5">rdf</text:span><text:span text:style-name="T4">-ton3 ! </text:span><text:span text:style-name="T5">filesink</text:span><text:span text:style-name="T4"> location=</text:span><text:span text:style-name="T5">sc</text:span><text:span text:style-name="T4">/$basename.md.seg.n3 </text:span><text:span text:style-name="T5">async</text:span><text:span text:style-name="T4">=false sync=false \</text:span></text:p>
            <text:p text:style-name="P1"><text:span text:style-name="T4"/></text:p>
            <text:p text:style-name="P1"><text:span text:style-name="T2">Send the metadata output back to the running application:</text:span></text:p>
            <text:p text:style-name="P1"><text:span text:style-name="T2"/></text:p>
            <text:p text:style-name="P1"><text:span text:style-name="T8"><text:s text:c="4"/></text:span><text:span text:style-name="T8">for i in sc/$basename*.n3; do</text:span></text:p>
            <text:p text:style-name="P1"><text:span text:style-name="T8"><text:s text:c="8"/></text:span><text:span text:style-name="T8">mpf_sendEvent "`cat $i`"</text:span></text:p>
            <text:p text:style-name="P1"><text:span text:style-name="T8"><text:s text:c="4"/></text:span><text:span text:style-name="T8">done</text:span></text:p>
            <text:p text:style-name="P1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etect-md-usc.sh/Part 1<text:line-break/><text:span text:style-name="T1">(motion pre-processing ahead of USC algorithm)</text:span></text:p>
          </draw:text-box>
        </draw:frame>
        <draw:frame presentation:style-name="pr2" draw:text-style-name="P1" draw:layer="layout" svg:width="25.199cm" svg:height="15.265cm" svg:x="1.471cm" svg:y="4.806cm" presentation:class="subtitle" presentation:user-transformed="true">
          <draw:text-box>
            <text:p text:style-name="P1"><text:span text:style-name="T2">Pipeline detect-md-usc.sh:</text:span></text:p>
            <text:p text:style-name="P1"><text:span text:style-name="T2"/></text:p>
            <text:p text:style-name="P1"><text:span text:style-name="T3">Open file (filesrc) at location and decode (decodebin) into a splitter (t):</text:span></text:p>
            <text:p text:style-name="P1"><text:span text:style-name="T4"/></text:p>
            <text:p text:style-name="P1"><text:span text:style-name="T4"><text:s text:c="4"/></text:span><text:span text:style-name="T4">$prefix $</text:span><text:span text:style-name="T5">args</text:span><text:span text:style-name="T4"> </text:span><text:span text:style-name="T5">gst</text:span><text:span text:style-name="T4">-launch$version $</text:span><text:span text:style-name="T5">gstargs</text:span><text:span text:style-name="T4"> </text:span><text:span text:style-name="T5">filesrc</text:span><text:span text:style-name="T4"> location=$video ! </text:span><text:span text:style-name="T5">decodebin</text:span><text:span text:style-name="T4"> ! </text:span><text:span text:style-name="T5">tee</text:span><text:span text:style-name="T4"> name=t ! queue ! \</text:span></text:p>
            <text:p text:style-name="P1"><text:span text:style-name="T4"/></text:p>
            <text:p text:style-name="P2"><text:span text:style-name="T6">Convert colorspace and to IplImage, and pass into the Motion Detector (mpf-ipl-md) with parameters:</text:span></text:p>
            <text:p text:style-name="P2"><text:span text:style-name="T7"/></text:p>
            <text:p text:style-name="P1"><text:span text:style-name="T4"><text:s text:c="4"/></text:span><text:span text:style-name="T5">ffmpegcolorspace</text:span><text:span text:style-name="T4"> ! </text:span><text:span text:style-name="T5">toiplimage</text:span><text:span text:style-name="T4"> ! queue ! </text:span><text:span text:style-name="T5">mpf</text:span><text:span text:style-name="T4">-</text:span><text:span text:style-name="T5">ipl</text:span><text:span text:style-name="T4">-</text:span><text:span text:style-name="T5">md</text:span><text:span text:style-name="T4"> name=</text:span><text:span text:style-name="T5">md</text:span><text:span text:style-name="T4"> </text:span><text:span text:style-name="T5">loglevel</text:span><text:span text:style-name="T4">=1 draw-all=$draw_all alpha=$alpha</text:span><text:span text:style-name="T4"><text:line-break/></text:span><text:span text:style-name="T4"> <text:s text:c="7"/>median=$median visualization=$visualization picture-threshold=$picture_threshold momentum-</text:span><text:span text:style-name="T4"><text:tab/></text:span><text:span text:style-name="T4"><text:tab/></text:span><text:span text:style-name="T4"><text:tab/></text:span><text:span text:style-name="T4"> <text:s/></text:span></text:p>
            <text:p text:style-name="P1"><text:span text:style-name="T4"><text:s text:c="8"/></text:span><text:span text:style-name="T4">threshold=$momentum_threshold \</text:span></text:p>
            <text:p text:style-name="P1"><text:span text:style-name="T4"/></text:p>
            <text:p text:style-name="P1"><text:span text:style-name="T2">Send motion detector level-of-interest into sustain (mpf-loi-sus) and time-shift (mpf-shift), to ensure 4 seconds of video (@30fps) preamble into the USC detector </text:span></text:p>
            <text:p text:style-name="P1"><text:span text:style-name="T4"/></text:p>
            <text:p text:style-name="P2"><text:span text:style-name="T9"><text:s text:c="8"/></text:span><text:span text:style-name="T9">md.interest ! queue ! mpf-loi-sus threshold=1 sustain=120 ! mpf-shift shift=4 ! tee name=ti \</text:span></text:p>
            <text:p text:style-name="P2"/>
            <text:p text:style-name="P1"><text:span text:style-name="T10">Segment the raw video (t.) using the motion-detector level-of-interst (ti.) using an object threshold of 1:</text:span></text:p>
            <text:p text:style-name="P1"><text:span text:style-name="T4"/></text:p>
            <text:p text:style-name="P2"><text:span text:style-name="T9"><text:s text:c="8"/></text:span><text:span text:style-name="T9">mpf-segmenter name=seg threshold=1 fps=$fps mpf-debug=0 loglevel=2 \</text:span></text:p>
            <text:p text:style-name="P2"><text:span text:style-name="T9"><text:s text:c="8"/></text:span><text:span text:style-name="T9">ti. ! queue ! seg.metadata \</text:span></text:p>
            <text:p text:style-name="P2"><text:span text:style-name="T9"><text:s text:c="8"/></text:span><text:span text:style-name="T9">t. ! queue ! seg.input \</text:span></text:p>
            <text:p text:style-name="P2"/>
            <text:p text:style-name="P2"><text:span text:style-name="T11">Send the segmenter output into a sub-pipeline (mpf-pipeline) running the USC detector (uav-vad-usc). <text:s/>usc.events and usc.tracks captured to .n3 files ($rdfsink_events, $rdfsink_tracks):</text:span></text:p>
            <text:p text:style-name="P2"><text:span text:style-name="T11"/></text:p>
            <text:p text:style-name="P2"><text:span text:style-name="T9"><text:s text:c="8"/></text:span><text:span text:style-name="T9">seg.output ! tee name=to \</text:span></text:p>
            <text:p text:style-name="P2"><text:span text:style-name="T9"><text:s text:c="8"/></text:span><text:span text:style-name="T9">to. ! queue ! mpf-pipeline name=pipe concurrent=$concurrent loglevel=1 pipeline="appsrc ! ffmpegcolorspace ! toiplimage ! uav-vad-usc name=vad-%1\$d vel=$vel loglevel=1 vad-%1\$d.events ! $rdfsink_events vad-%1\$d.tracks ! $rdfsink_tracks" ! $fakesink \</text:span></text:p>
            <text:p text:style-name="P2"/>
            <text:p text:style-name="P1"><text:span text:style-name="T8"/></text:p>
            <text:p text:style-name="P1"><text:span text:style-name="T8"/></text:p>
            <text:p text:style-name="P1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detect-md-usc.sh/Part 2</text:p>
          </draw:text-box>
        </draw:frame>
        <draw:frame draw:style-name="gr2" draw:text-style-name="P2" draw:layer="layout" svg:width="25.4cm" svg:height="9.746cm" svg:x="1.27cm" svg:y="5.55cm">
          <draw:text-box>
            <text:p text:style-name="P4"><text:span text:style-name="T11">Save the segmented video (to.) into an mpeg1video file named after the video segment (e.g. video-0.mpg):</text:span></text:p>
            <text:p text:style-name="P4"><text:span text:style-name="T11"/></text:p>
            <text:p text:style-name="P4"><text:span text:style-name="T9"><text:s text:c="8"/></text:span><text:span text:style-name="T9">to. ! queue ! mpf-pipeline name=pipe1 concurrent=0 loglevel=2 pipeline="appsrc ! ffmpegcolorspace ! ffenc_mpeg1video bitrate=$bitrate ! filesink location=sc/video-segments/$basename-%1\$d.mpg async=false sync=false" ! $fakesink \</text:span></text:p>
            <text:p text:style-name="P4"/>
            <text:p text:style-name="P4"><text:span text:style-name="T11">Save the level-of-interest metadata into a .n3 file named after the video (e.g. video.md-usc.seg.n3):</text:span></text:p>
            <text:p text:style-name="P4"><text:span text:style-name="T11"/></text:p>
            <text:p text:style-name="P4"><text:span text:style-name="T9"><text:s text:c="8"/></text:span><text:span text:style-name="T9">ti. ! queue ! mpf-loi-seg threshold=1 ! mpf-rdf-ton3 ! filesink location=sc/$basename.md-usc.seg.n3 async=false sync=false</text:span></text:p>
            <text:p text:style-name="P2"><text:span text:style-name="T11"/></text:p>
            <text:p text:style-name="P2"><text:span text:style-name="T11">Send the metadata output back to the running application:</text:span></text:p>
            <text:p text:style-name="P2"><text:span text:style-name="T11"/></text:p>
            <text:p text:style-name="P2"><text:span text:style-name="T9"><text:s text:c="4"/></text:span><text:span text:style-name="T9">for i in sc/$basename*.n3; do</text:span></text:p>
            <text:p text:style-name="P2"><text:span text:style-name="T9"><text:s text:c="8"/></text:span><text:span text:style-name="T9">mpf_sendEvent "`cat $i`"</text:span></text:p>
            <text:p text:style-name="P2"><text:span text:style-name="T9"><text:s text:c="4"/></text:span><text:span text:style-name="T9">Done</text:span></text:p>
            <text:p text:style-name="P2"><text:span text:style-name="T9"/></text:p>
            <text:p text:style-name="P2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detect-usc.sh<text:line-break/><text:span text:style-name="T1">(usc algorithm without motion pre-processor)</text:span></text:p>
          </draw:text-box>
        </draw:frame>
        <draw:frame draw:style-name="gr2" draw:text-style-name="P6" draw:layer="layout" svg:width="25.4cm" svg:height="6.123cm" svg:x="1.27cm" svg:y="5.55cm">
          <draw:text-box>
            <text:p text:style-name="P4"><text:span text:style-name="T6">Open file (filesrc) at location and decode (decodebin) into a splitter (t):</text:span></text:p>
            <text:p text:style-name="P4"><text:span text:style-name="T7"/></text:p>
            <text:p text:style-name="P5"><text:span text:style-name="T9"><text:s text:c="4"/></text:span><text:span text:style-name="T9">$prefix $args gst-launch$version $gstargs filesrc location=$video ! decodebin ! mpf-identity dump=buffers ! <text:s/></text:span></text:p>
            <text:p text:style-name="P5"><text:span text:style-name="T9"><text:s text:c="8"/></text:span><text:span text:style-name="T9">tee name=t \</text:span></text:p>
            <text:p text:style-name="P4"><text:span text:style-name="T6"/></text:p>
            <text:p text:style-name="P4"><text:span text:style-name="T6">Convert colorspace and to IplImage, and pass into the USC Detector (mpf-ipl-md) with parameters. <text:s/>Capture the .events and .tracks metadata ($rdfsink_events, $rdfsink_tracks):</text:span></text:p>
            <text:p text:style-name="P4"><text:span text:style-name="T7"/></text:p>
            <text:p text:style-name="P5"><text:span text:style-name="T9"/></text:p>
            <text:p text:style-name="P5"><text:span text:style-name="T9"><text:s text:c="4"/></text:span><text:span text:style-name="T9">t. ! ffmpegcolorspace ! toiplimage ! uav-vad-usc name=vad vel=$vel loglevel=1 vad.events ! $rdfsink_events </text:span></text:p>
            <text:p text:style-name="P5"><text:span text:style-name="T9"><text:s text:c="8"/></text:span><text:span text:style-name="T9">vad.tracks ! $rdfsink_tracks \</text:span></text:p>
            <text:p text:style-name="P5"><text:span text:style-name="T9"/></text:p>
            <text:p text:style-name="P6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Summary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4">
              <text:list-item>
                <text:p text:style-name="P7"><text:span text:style-name="T12">The md and usc pipelines are combined into md-usc using sub-pipelines (mpf-pipeline). <text:s text:c="2"/>This allows reuse of components (like USC and FFMpeg encoders) which are not segment aware.</text:span></text:p>
              </text:list-item>
              <text:list-item>
                <text:p text:style-name="P7"><text:span text:style-name="T12">It is simple to capture the segmented video (with and without markup) for followup visual analsis.</text:span></text:p>
              </text:list-item>
              <text:list-item>
                <text:p text:style-name="P7"><text:span text:style-name="T12">Complex pipelines could be refactored using reusable “Bin” components to simplify them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6T12:52:43</meta:creation-date>
    <meta:editing-duration>PT00H28M58S</meta:editing-duration>
    <meta:editing-cycles>12</meta:editing-cycles>
    <dc:date>2010-04-16T13:41:23</dc:date>
    <meta:generator>OpenOffice.org/3.1$Unix OpenOffice.org_project/310m19$Build-9420</meta:generator>
    <meta:document-statistic meta:object-count="41"/>
  </office:meta>
</office:document-meta>
</file>